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26.434cm" fo:margin-left="1.905cm" table:align="left"/>
    </style:style>
    <style:style style:name="Πίνακας1.A" style:family="table-column">
      <style:table-column-properties style:column-width="0.238cm"/>
    </style:style>
    <style:style style:name="Πίνακας1.B" style:family="table-column">
      <style:table-column-properties style:column-width="26.196cm"/>
    </style:style>
    <style:style style:name="Πίνακας1.A1" style:family="table-cell">
      <style:table-cell-properties style:vertical-align="middle"/>
    </style:style>
    <style:style style:name="Πίνακας2" style:family="table">
      <style:table-properties style:width="26.434cm" fo:margin-left="1.905cm" table:align="left"/>
    </style:style>
    <style:style style:name="Πίνακας2.A" style:family="table-column">
      <style:table-column-properties style:column-width="0.256cm"/>
    </style:style>
    <style:style style:name="Πίνακας2.B" style:family="table-column">
      <style:table-column-properties style:column-width="26.178cm"/>
    </style:style>
    <style:style style:name="Πίνακας2.A1" style:family="table-cell">
      <style:table-cell-properties style:vertical-align="middle"/>
    </style:style>
    <style:style style:name="Πίνακας3" style:family="table">
      <style:table-properties style:width="20.304cm" fo:margin-left="1.905cm" table:align="left"/>
    </style:style>
    <style:style style:name="Πίνακας3.A" style:family="table-column">
      <style:table-column-properties style:column-width="0.3cm"/>
    </style:style>
    <style:style style:name="Πίνακας3.B" style:family="table-column">
      <style:table-column-properties style:column-width="20.004cm"/>
    </style:style>
    <style:style style:name="Πίνακας3.A1" style:family="table-cell">
      <style:table-cell-properties style:vertical-align="middle"/>
    </style:style>
    <style:style style:name="Πίνακας4" style:family="table">
      <style:table-properties style:width="21.482cm" fo:margin-left="1.905cm" table:align="left"/>
    </style:style>
    <style:style style:name="Πίνακας4.A" style:family="table-column">
      <style:table-column-properties style:column-width="0.3cm"/>
    </style:style>
    <style:style style:name="Πίνακας4.B" style:family="table-column">
      <style:table-column-properties style:column-width="21.183cm"/>
    </style:style>
    <style:style style:name="Πίνακας4.A1" style:family="table-cell">
      <style:table-cell-properties style:vertical-align="middle"/>
    </style:style>
    <style:style style:name="Πίνακας5" style:family="table">
      <style:table-properties style:width="26.434cm" fo:margin-left="1.905cm" table:align="left"/>
    </style:style>
    <style:style style:name="Πίνακας5.A" style:family="table-column">
      <style:table-column-properties style:column-width="0.233cm"/>
    </style:style>
    <style:style style:name="Πίνακας5.B" style:family="table-column">
      <style:table-column-properties style:column-width="26.201cm"/>
    </style:style>
    <style:style style:name="Πίνακας5.A1" style:family="table-cell">
      <style:table-cell-properties style:vertical-align="middle"/>
    </style:style>
    <style:style style:name="Πίνακας6" style:family="table">
      <style:table-properties style:width="26.434cm" fo:margin-left="1.905cm" table:align="left"/>
    </style:style>
    <style:style style:name="Πίνακας6.A" style:family="table-column">
      <style:table-column-properties style:column-width="0.249cm"/>
    </style:style>
    <style:style style:name="Πίνακας6.B" style:family="table-column">
      <style:table-column-properties style:column-width="26.185cm"/>
    </style:style>
    <style:style style:name="Πίνακας6.A1" style:family="table-cell">
      <style:table-cell-properties style:vertical-align="middle"/>
    </style:style>
    <style:style style:name="Πίνακας7" style:family="table">
      <style:table-properties style:width="26.434cm" fo:margin-left="1.905cm" table:align="left"/>
    </style:style>
    <style:style style:name="Πίνακας7.A" style:family="table-column">
      <style:table-column-properties style:column-width="0.265cm"/>
    </style:style>
    <style:style style:name="Πίνακας7.B" style:family="table-column">
      <style:table-column-properties style:column-width="26.169cm"/>
    </style:style>
    <style:style style:name="Πίνακας7.A1" style:family="table-cell">
      <style:table-cell-properties style:vertical-align="middle"/>
    </style:style>
    <style:style style:name="Πίνακας8" style:family="table">
      <style:table-properties style:width="26.434cm" fo:margin-left="1.905cm" table:align="left"/>
    </style:style>
    <style:style style:name="Πίνακας8.A" style:family="table-column">
      <style:table-column-properties style:column-width="0.263cm"/>
    </style:style>
    <style:style style:name="Πίνακας8.B" style:family="table-column">
      <style:table-column-properties style:column-width="26.171cm"/>
    </style:style>
    <style:style style:name="Πίνακας8.A1" style:family="table-cell">
      <style:table-cell-properties style:vertical-align="middle"/>
    </style:style>
    <style:style style:name="Πίνακας9" style:family="table">
      <style:table-properties style:width="26.434cm" fo:margin-left="1.905cm" table:align="left"/>
    </style:style>
    <style:style style:name="Πίνακας9.A" style:family="table-column">
      <style:table-column-properties style:column-width="0.256cm"/>
    </style:style>
    <style:style style:name="Πίνακας9.B" style:family="table-column">
      <style:table-column-properties style:column-width="26.178cm"/>
    </style:style>
    <style:style style:name="Πίνακας9.A1" style:family="table-cell">
      <style:table-cell-properties style:vertical-align="middle"/>
    </style:style>
    <style:style style:name="Πίνακας10" style:family="table">
      <style:table-properties style:width="26.434cm" fo:margin-left="1.905cm" table:align="left"/>
    </style:style>
    <style:style style:name="Πίνακας10.A" style:family="table-column">
      <style:table-column-properties style:column-width="0.217cm"/>
    </style:style>
    <style:style style:name="Πίνακας10.B" style:family="table-column">
      <style:table-column-properties style:column-width="26.217cm"/>
    </style:style>
    <style:style style:name="Πίνακας10.A1" style:family="table-cell">
      <style:table-cell-properties style:vertical-align="middle"/>
    </style:style>
    <style:style style:name="Πίνακας11" style:family="table">
      <style:table-properties style:width="20.802cm" fo:margin-left="1.905cm" table:align="left"/>
    </style:style>
    <style:style style:name="Πίνακας11.A" style:family="table-column">
      <style:table-column-properties style:column-width="0.3cm"/>
    </style:style>
    <style:style style:name="Πίνακας11.B" style:family="table-column">
      <style:table-column-properties style:column-width="20.502cm"/>
    </style:style>
    <style:style style:name="Πίνακας11.A1" style:family="table-cell">
      <style:table-cell-properties style:vertical-align="middle"/>
    </style:style>
    <style:style style:name="Πίνακας12" style:family="table">
      <style:table-properties style:width="26.434cm" fo:margin-left="1.905cm" table:align="left"/>
    </style:style>
    <style:style style:name="Πίνακας12.A" style:family="table-column">
      <style:table-column-properties style:column-width="0.275cm"/>
    </style:style>
    <style:style style:name="Πίνακας12.B" style:family="table-column">
      <style:table-column-properties style:column-width="26.158cm"/>
    </style:style>
    <style:style style:name="Πίνακας12.A1" style:family="table-cell">
      <style:table-cell-properties style:vertical-align="middle"/>
    </style:style>
    <style:style style:name="Πίνακας13" style:family="table">
      <style:table-properties style:width="21.588cm" fo:margin-left="1.905cm" table:align="left"/>
    </style:style>
    <style:style style:name="Πίνακας13.A" style:family="table-column">
      <style:table-column-properties style:column-width="0.3cm"/>
    </style:style>
    <style:style style:name="Πίνακας13.B" style:family="table-column">
      <style:table-column-properties style:column-width="21.288cm"/>
    </style:style>
    <style:style style:name="Πίνακας13.A1" style:family="table-cell">
      <style:table-cell-properties style:vertical-align="middle"/>
    </style:style>
    <style:style style:name="Πίνακας14" style:family="table">
      <style:table-properties style:width="15.528cm" fo:margin-left="1.905cm" table:align="left"/>
    </style:style>
    <style:style style:name="Πίνακας14.A" style:family="table-column">
      <style:table-column-properties style:column-width="0.459cm"/>
    </style:style>
    <style:style style:name="Πίνακας14.B" style:family="table-column">
      <style:table-column-properties style:column-width="15.069cm"/>
    </style:style>
    <style:style style:name="Πίνακας14.A1" style:family="table-cell">
      <style:table-cell-properties style:vertical-align="middle"/>
    </style:style>
    <style:style style:name="Πίνακας15" style:family="table">
      <style:table-properties style:width="17.595cm" fo:margin-left="1.905cm" table:align="left"/>
    </style:style>
    <style:style style:name="Πίνακας15.A" style:family="table-column">
      <style:table-column-properties style:column-width="0.459cm"/>
    </style:style>
    <style:style style:name="Πίνακας15.B" style:family="table-column">
      <style:table-column-properties style:column-width="17.136cm"/>
    </style:style>
    <style:style style:name="Πίνακας15.A1" style:family="table-cell">
      <style:table-cell-properties style:vertical-align="middle"/>
    </style:style>
    <style:style style:name="Πίνακας16" style:family="table">
      <style:table-properties style:width="15.909cm" fo:margin-left="1.905cm" table:align="left"/>
    </style:style>
    <style:style style:name="Πίνακας16.A" style:family="table-column">
      <style:table-column-properties style:column-width="0.459cm"/>
    </style:style>
    <style:style style:name="Πίνακας16.B" style:family="table-column">
      <style:table-column-properties style:column-width="15.45cm"/>
    </style:style>
    <style:style style:name="Πίνακας16.A1" style:family="table-cell">
      <style:table-cell-properties style:vertical-align="middle"/>
    </style:style>
    <style:style style:name="Πίνακας17" style:family="table">
      <style:table-properties style:width="26.434cm" fo:margin-left="1.905cm" table:align="left"/>
    </style:style>
    <style:style style:name="Πίνακας17.A" style:family="table-column">
      <style:table-column-properties style:column-width="0.415cm"/>
    </style:style>
    <style:style style:name="Πίνακας17.B" style:family="table-column">
      <style:table-column-properties style:column-width="26.019cm"/>
    </style:style>
    <style:style style:name="Πίνακας17.A1" style:family="table-cell">
      <style:table-cell-properties style:vertical-align="middle"/>
    </style:style>
    <style:style style:name="Πίνακας18" style:family="table">
      <style:table-properties style:width="17.699cm" fo:margin-left="1.905cm" table:align="left"/>
    </style:style>
    <style:style style:name="Πίνακας18.A" style:family="table-column">
      <style:table-column-properties style:column-width="0.459cm"/>
    </style:style>
    <style:style style:name="Πίνακας18.B" style:family="table-column">
      <style:table-column-properties style:column-width="17.24cm"/>
    </style:style>
    <style:style style:name="Πίνακας18.A1" style:family="table-cell">
      <style:table-cell-properties style:vertical-align="middle"/>
    </style:style>
    <style:style style:name="Πίνακας19" style:family="table">
      <style:table-properties style:width="26.434cm" fo:margin-left="1.905cm" table:align="left"/>
    </style:style>
    <style:style style:name="Πίνακας19.A" style:family="table-column">
      <style:table-column-properties style:column-width="0.353cm"/>
    </style:style>
    <style:style style:name="Πίνακας19.B" style:family="table-column">
      <style:table-column-properties style:column-width="26.081cm"/>
    </style:style>
    <style:style style:name="Πίνακας19.A1" style:family="table-cell">
      <style:table-cell-properties style:vertical-align="middl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font-variant="normal" fo:text-transform="none" fo:color="#000000" style:font-name="Times New Roman1" fo:font-size="11pt" fo:font-style="normal" fo:font-weight="bold"/>
    </style:style>
    <style:style style:name="P4" style:family="paragraph" style:parent-style-name="Table_20_Contents">
      <style:paragraph-properties fo:margin-top="0cm" fo:margin-bottom="0cm"/>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1.058cm" fo:margin-right="0cm" fo:text-indent="0cm" style:auto-text-indent="false"/>
    </style:style>
    <style:style style:name="P7" style:family="paragraph" style:parent-style-name="Text_20_body">
      <style:paragraph-properties fo:margin-left="1.905cm" fo:margin-right="0cm" fo:margin-top="0cm" fo:margin-bottom="0cm" fo:text-indent="0cm" style:auto-text-indent="fals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margin-top="0cm" fo:margin-bottom="0cm"/>
    </style:style>
    <style:style style:name="P10" style:family="paragraph" style:parent-style-name="Text_20_body" style:master-page-name="HTML">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paragraph-properties fo:margin-top="0cm" fo:margin-bottom="0cm"/>
    </style:style>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4">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6">
      <style:paragraph-properties fo:margin-top="0cm" fo:margin-bottom="0cm"/>
    </style:style>
    <style:style style:name="P24" style:family="paragraph" style:parent-style-name="Text_20_body">
      <style:paragraph-properties fo:margin-left="1.905cm" fo:margin-right="0cm" fo:margin-top="0cm" fo:margin-bottom="0cm" fo:text-indent="0cm" style:auto-text-indent="false"/>
    </style:style>
    <style:style style:name="T1" style:family="text">
      <style:text-properties fo:font-weight="bold"/>
    </style:style>
    <style:style style:name="T2" style:family="text">
      <style:text-properties fo:font-variant="normal" fo:text-transform="none" fo:color="#000000"/>
    </style:style>
    <style:style style:name="T3" style:family="text">
      <style:text-properties fo:font-weight="normal"/>
    </style:style>
    <style:style style:name="T4" style:family="text">
      <style:text-properties fo:font-size="8.25pt"/>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file:///home/user/Contacts%20-%20SugarCRM%20Support.html" xlink:type="simple">
          <form:properties>
            <form:property form:property-name="PropertyChangeNotificationEnabled" office:value-type="boolean" office:boolean-value="true"/>
          </form:properties>
          <form:hidden form:name="bgresponse" form:control-implementation="ooo:com.sun.star.form.component.HiddenControl" xml:id="control1" form:id="control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section text:style-name="Sect1" text:name="main">
        <text:h text:style-name="Heading_20_2" text:outline-level="2"><text:bookmark text:name="Managing_Contacts"/>Διαχείριση επαφών </text:h>
        <text:p text:style-name="Text_20_body"><text:span text:style-name="Strong_20_Emphasis">Διαχείριση</text:span> Επαφών περιλαμβάνει εργασίες όπως η επεξεργασία, εισαγωγή και εξαγωγή αρχείων επαφής. </text:p>
        <text:p text:style-name="P2">Για να διαχειριστείτε Επαφές </text:p>
        <table:table table:name="Πίνακας1" table:style-name="Πίνακας1">
          <table:table-column table:style-name="Πίνακας1.A"/>
          <table:table-column table:style-name="Πίνακας1.B"/>
          <table:table-row>
            <table:table-cell table:style-name="Πίνακας1.A1" office:value-type="string">
              <text:p text:style-name="P4"><text:span text:style-name="T2">•</text:span> </text:p>
            </table:table-cell>
            <table:table-cell table:style-name="Πίνακας1.A1" office:value-type="string">
              <text:p text:style-name="P4">Για να επεξεργαστείτε ή να διαγράψετε τις πληροφορίες που σχετίζονται με πολλαπλές επαφές, επιλέξτε πολλαπλές εγγραφές στη Λίστα Επαφών Προβολή και κάντε κλικ στο σύνδεσμο Μαζική Ενημέρωση στο Ενέργειες drop-down λίστα. Για περισσότερες πληροφορίες, ανατρέξτε στην ενότητα <text:a xlink:type="simple" xlink:href="https://translate.googleusercontent.com/translate_c?depth=1&amp;hl=el&amp;ie=UTF8&amp;prev=_t&amp;rurl=translate.google.gr&amp;sl=en&amp;tl=el&amp;u=http://support.sugarcrm.com/Guides/Application_Guide/Sugar_CommunityEdition/Sugar_Application_Guide_6.3.0/User_Interface&amp;usg=ALkJrhjsgMmX3KRGe4mWyk8YbS_q_XDTVA#1094547">Επεξεργασία και διαγραφή Πολλαπλές εγγραφές</text:a> . </text:p>
            </table:table-cell>
          </table:table-row>
        </table:table>
        <table:table table:name="Πίνακας2" table:style-name="Πίνακας2">
          <table:table-column table:style-name="Πίνακας2.A"/>
          <table:table-column table:style-name="Πίνακας2.B"/>
          <table:table-row>
            <table:table-cell table:style-name="Πίνακας2.A1" office:value-type="string">
              <text:p text:style-name="P4"><text:span text:style-name="T2">•</text:span> </text:p>
            </table:table-cell>
            <table:table-cell table:style-name="Πίνακας2.A1" office:value-type="string">
              <text:p text:style-name="P4">Για να προσθέσετε μία ή περισσότερες επαφές σε έναν κατάλογο στόχων της εκστρατείας, επιλέξτε στη Λίστα Επαφών Προβολή και κάντε κλικ στο κουμπί Προσθήκη στη λίστα Target για να επιλέξετε τη λίστα από την Λίστες Target pop-up παράθυρο. </text:p>
            </table:table-cell>
          </table:table-row>
        </table:table>
        <table:table table:name="Πίνακας3" table:style-name="Πίνακας3">
          <table:table-column table:style-name="Πίνακας3.A"/>
          <table:table-column table:style-name="Πίνακας3.B"/>
          <table:table-row>
            <table:table-cell table:style-name="Πίνακας3.A1" office:value-type="string">
              <text:p text:style-name="P4"><text:span text:style-name="T2">•</text:span> </text:p>
            </table:table-cell>
            <table:table-cell table:style-name="Πίνακας3.A1" office:value-type="string">
              <text:p text:style-name="P4">Για να εμφανίσετε την Προβολή λεπτομερειών για μια επαφή, κάντε κλικ στο όνομα της επαφής στη λίστα Προβολή. </text:p>
            </table:table-cell>
          </table:table-row>
        </table:table>
        <table:table table:name="Πίνακας4" table:style-name="Πίνακας4">
          <table:table-column table:style-name="Πίνακας4.A"/>
          <table:table-column table:style-name="Πίνακας4.B"/>
          <table:table-row>
            <table:table-cell table:style-name="Πίνακας4.A1" office:value-type="string">
              <text:p text:style-name="P4"><text:span text:style-name="T2">•</text:span> </text:p>
            </table:table-cell>
            <table:table-cell table:style-name="Πίνακας4.A1" office:value-type="string">
              <text:p text:style-name="P4">Για να επεξεργαστείτε τις πληροφορίες επαφής, κάντε κλικ στο κουμπί <text:span text:style-name="T1">Επεξεργασία</text:span> στην Επαφής Προβολή λεπτομερειών. </text:p>
            </table:table-cell>
          </table:table-row>
        </table:table>
        <table:table table:name="Πίνακας5" table:style-name="Πίνακας5">
          <table:table-column table:style-name="Πίνακας5.A"/>
          <table:table-column table:style-name="Πίνακας5.B"/>
          <table:table-row>
            <table:table-cell table:style-name="Πίνακας5.A1" office:value-type="string">
              <text:p text:style-name="P4"><text:span text:style-name="T2">•</text:span> </text:p>
            </table:table-cell>
            <table:table-cell table:style-name="Πίνακας5.A1" office:value-type="string">
              <text:p text:style-name="P4">Για να αρχειοθετήσετε ένα σχετικό email, μετακινηθείτε προς τα κάτω στην Ιστορία υπο-πίνακα στην Προβολή λεπτομερειών όπου οι σχετικές emails που παρατίθενται και κάντε κλικ στην επιλογή Αρχείο Email. Αυτή displaysthe Δημιουργία Αρχείο μορφή e-mail. Πληροφορίες Copy-paste που σχετίζονται με την e-mail σε αυτό το έντυπο για να το αποθηκεύσετε για το αρχείο σας. </text:p>
            </table:table-cell>
          </table:table-row>
        </table:table>
        <table:table table:name="Πίνακας6" table:style-name="Πίνακας6">
          <table:table-column table:style-name="Πίνακας6.A"/>
          <table:table-column table:style-name="Πίνακας6.B"/>
          <table:table-row>
            <table:table-cell table:style-name="Πίνακας6.A1" office:value-type="string">
              <text:p text:style-name="P4"><text:span text:style-name="T2">•</text:span> </text:p>
            </table:table-cell>
            <table:table-cell table:style-name="Πίνακας6.A1" office:value-type="string">
              <text:p text:style-name="P4">Για να τραβήξει σε δεδομένα από πηγές δεδομένων, όπως το LinkedIn, επιλέξτε την προέλευση δεδομένων από της επαφής Προβολή λεπτομερειών. Για περισσότερες πληροφορίες σχετικά με τις πηγές των δεδομένων, βλέπε <text:a xlink:type="simple" xlink:href="https://translate.googleusercontent.com/translate_c?depth=1&amp;hl=el&amp;ie=UTF8&amp;prev=_t&amp;rurl=translate.google.gr&amp;sl=en&amp;tl=el&amp;u=http://support.sugarcrm.com/Guides/Application_Guide/Sugar_CommunityEdition/Sugar_Application_Guide_6.3.0/User_Interface&amp;usg=ALkJrhjsgMmX3KRGe4mWyk8YbS_q_XDTVA#1140107">Ενσωμάτωση δεδομένων από εξωτερικές πηγές</text:a> . </text:p>
            </table:table-cell>
          </table:table-row>
        </table:table>
        <table:table table:name="Πίνακας7" table:style-name="Πίνακας7">
          <table:table-column table:style-name="Πίνακας7.A"/>
          <table:table-column table:style-name="Πίνακας7.B"/>
          <table:table-row>
            <table:table-cell table:style-name="Πίνακας7.A1" office:value-type="string">
              <text:p text:style-name="P4"><text:span text:style-name="T2">•</text:span> </text:p>
            </table:table-cell>
            <table:table-cell table:style-name="Πίνακας7.A1" office:value-type="string">
              <text:p text:style-name="P4">Για να εισαγάγετε τα αρχεία, επιλέξτε Εισαγωγή από τη λίστα Ενέργειες μπαρ στην καρτέλα Επαφές. Για περισσότερες πληροφορίες σχετικά με την εισαγωγή δεδομένων, ανατρέξτε στην ενότητα <text:a xlink:type="simple" xlink:href="https://translate.googleusercontent.com/translate_c?depth=1&amp;hl=el&amp;ie=UTF8&amp;prev=_t&amp;rurl=translate.google.gr&amp;sl=en&amp;tl=el&amp;u=http://support.sugarcrm.com/Guides/Application_Guide/Sugar_CommunityEdition/Sugar_Application_Guide_6.3.0/Import&amp;usg=ALkJrhhimMaELaQeWlzMr-Nhdq2CsgYYVA#1062781">Εισαγωγή δεδομένων</text:a> . </text:p>
            </table:table-cell>
          </table:table-row>
        </table:table>
        <table:table table:name="Πίνακας8" table:style-name="Πίνακας8">
          <table:table-column table:style-name="Πίνακας8.A"/>
          <table:table-column table:style-name="Πίνακας8.B"/>
          <table:table-row>
            <table:table-cell table:style-name="Πίνακας8.A1" office:value-type="string">
              <text:p text:style-name="P4"><text:span text:style-name="T2">•</text:span> </text:p>
            </table:table-cell>
            <table:table-cell table:style-name="Πίνακας8.A1" office:value-type="string">
              <text:p text:style-name="P4">Για να εξάγετε τις εγγραφές, επιλέξτε τις εγγραφές από την Λίστα Επαφών Προβολή, κάντε κλικ στην επιλογή Εξαγωγή από τη λίστα Ενέργειες bar και ακολουθήστε τη διαδικασία που περιγράφεται στο <text:a xlink:type="simple" xlink:href="https://translate.googleusercontent.com/translate_c?depth=1&amp;hl=el&amp;ie=UTF8&amp;prev=_t&amp;rurl=translate.google.gr&amp;sl=en&amp;tl=el&amp;u=http://support.sugarcrm.com/Guides/Application_Guide/Sugar_CommunityEdition/Sugar_Application_Guide_6.3.0/Export&amp;usg=ALkJrhjn4UC9OWn9SZSgkDRkp6FHUIyGQA#1063832">Εξαγωγή δεδομένων</text:a> . </text:p>
            </table:table-cell>
          </table:table-row>
        </table:table>
        <table:table table:name="Πίνακας9" table:style-name="Πίνακας9">
          <table:table-column table:style-name="Πίνακας9.A"/>
          <table:table-column table:style-name="Πίνακας9.B"/>
          <table:table-row>
            <table:table-cell table:style-name="Πίνακας9.A1" office:value-type="string">
              <text:p text:style-name="P4"><text:span text:style-name="T2">•</text:span> </text:p>
            </table:table-cell>
            <table:table-cell table:style-name="Πίνακας9.A1" office:value-type="string">
              <text:p text:style-name="P4">Για να συγχωνεύσετε αντίγραφα, επιλέξτε τις εγγραφές από τη Λίστα Επαφών Προβολή, κάντε κλικ στην επιλογή Συγχώνευση από τη λίστα Ενέργειες μπαρ, και ακολουθήστε τη διαδικασία που περιγράφεται στην <text:a xlink:type="simple" xlink:href="https://translate.googleusercontent.com/translate_c?depth=1&amp;hl=el&amp;ie=UTF8&amp;prev=_t&amp;rurl=translate.google.gr&amp;sl=en&amp;tl=el&amp;u=http://support.sugarcrm.com/Guides/Application_Guide/Sugar_CommunityEdition/Sugar_Application_Guide_6.3.0/User_Interface&amp;usg=ALkJrhjsgMmX3KRGe4mWyk8YbS_q_XDTVA#1321675">συγχώνευση διπλότυπων Records</text:a> . </text:p>
            </table:table-cell>
          </table:table-row>
        </table:table>
        <table:table table:name="Πίνακας10" table:style-name="Πίνακας10">
          <table:table-column table:style-name="Πίνακας10.A"/>
          <table:table-column table:style-name="Πίνακας10.B"/>
          <table:table-row>
            <table:table-cell table:style-name="Πίνακας10.A1" office:value-type="string">
              <text:p text:style-name="P4"><text:span text:style-name="T2">•</text:span> </text:p>
            </table:table-cell>
            <table:table-cell table:style-name="Πίνακας10.A1" office:value-type="string">
              <text:p text:style-name="P4">Για να διαχειριστείτε τις συνδρομές ενημερωτικό δελτίο, κάντε κλικ στην επιλογή Διαχείριση συνδρομών για την Επικοινωνία Λεπτομέρεια View. Για να προσθέσετε το άτομο σε μια συνδρομή λίστα newsletter, επιλέξτε το ενημερωτικό δελτίο από το Διαθέσιμο / Ενημ.Δελτία Αδιάθετων στη λίστα και σύρετε τις Ενημ.Δελτία εγγραφεί στη λίστα. Για να αφαιρέσετε το άτομο από τη λίστα του ενημερωτικού δελτίου, σύρετε το ενημερωτικό δελτίο από το Newsletters εγγραφεί στη λίστα του Διαθέσιμου / Ενημ.Δελτία Αδιάθετων στη λίστα. Κάντε κλικ στο κουμπί Αποθήκευση για να ενημερώσετε τις πληροφορίες. </text:p>
            </table:table-cell>
          </table:table-row>
        </table:table>
        <table:table table:name="Πίνακας11" table:style-name="Πίνακας11">
          <table:table-column table:style-name="Πίνακας11.A"/>
          <table:table-column table:style-name="Πίνακας11.B"/>
          <table:table-row>
            <table:table-cell table:style-name="Πίνακας11.A1" office:value-type="string">
              <text:p text:style-name="P4"><text:span text:style-name="T2">•</text:span> </text:p>
            </table:table-cell>
            <table:table-cell table:style-name="Πίνακας11.A1" office:value-type="string">
              <text:p text:style-name="P4">Για να αντιγράψετε τις πληροφορίες επαφών, κάντε κλικ στην επιλογή <text:span text:style-name="T1">Αντιγραφή</text:span> στο Επικοινωνία Λεπτομέρεια View. </text:p>
            </table:table-cell>
          </table:table-row>
        </table:table>
        <text:p text:style-name="P7">Διττός είναι ένας βολικός τρόπος για τη δημιουργία μια παρόμοια επαφή. Μπορείτε να αλλάξετε τις πληροφορίες στο διπλότυπη εγγραφή για να δημιουργήσετε μια νέα επαφή. </text:p>
        <table:table table:name="Πίνακας12" table:style-name="Πίνακας12">
          <table:table-column table:style-name="Πίνακας12.A"/>
          <table:table-column table:style-name="Πίνακας12.B"/>
          <table:table-row>
            <table:table-cell table:style-name="Πίνακας12.A1" office:value-type="string">
              <text:p text:style-name="P4"><text:span text:style-name="T2">•</text:span> </text:p>
            </table:table-cell>
            <table:table-cell table:style-name="Πίνακας12.A1" office:value-type="string">
              <text:p text:style-name="P4">Για να εντοπίσετε αλλαγές που έγιναν για να επικοινωνήσετε με πληροφορίες την πάροδο του χρόνου, κάντε κλικ στο σύνδεσμο <text:span text:style-name="T1">Σύνδεση Δείτε αλλαγή</text:span> βρίσκεται στην Προβολή λεπτομερειών. </text:p>
            </table:table-cell>
          </table:table-row>
        </table:table>
        <table:table table:name="Πίνακας13" table:style-name="Πίνακας13">
          <table:table-column table:style-name="Πίνακας13.A"/>
          <table:table-column table:style-name="Πίνακας13.B"/>
          <table:table-row>
            <table:table-cell table:style-name="Πίνακας13.A1" office:value-type="string">
              <text:p text:style-name="P4"><text:span text:style-name="T2">•</text:span> </text:p>
            </table:table-cell>
            <table:table-cell table:style-name="Πίνακας13.A1" office:value-type="string">
              <text:p text:style-name="P4">Για να διαχειριστείτε τα αρχεία σε μια υπο-επιτροπή, δείτε <text:a xlink:type="simple" xlink:href="https://translate.googleusercontent.com/translate_c?depth=1&amp;hl=el&amp;ie=UTF8&amp;prev=_t&amp;rurl=translate.google.gr&amp;sl=en&amp;tl=el&amp;u=http://support.sugarcrm.com/Guides/Application_Guide/Sugar_CommunityEdition/Sugar_Application_Guide_6.3.0/User_Interface&amp;usg=ALkJrhjsgMmX3KRGe4mWyk8YbS_q_XDTVA#1318370">Για να διαχειριστείτε τις σχετικές πληροφορίες στην υπο-πίνακες</text:a> . </text:p>
            </table:table-cell>
          </table:table-row>
        </table:table>
        <text:section text:style-name="Sect2" text:name="section_5">
          <text:h text:style-name="Heading_20_3" text:outline-level="3"><text:bookmark text:name="Using_vCards_to_Import_and_Export_Contacts"/>Χρησιμοποιώντας vCards για την εισαγωγή και εξαγωγή Επαφών </text:h>
          <text:p text:style-name="Text_20_body">vCards είναι ηλεκτρονικές επαγγελματικές κάρτες που ανταλλάσσονται μέσω εφαρμογών όπως το ηλεκτρονικό ταχυδρομείο και web browsers. Μπορείτε να δείτε και να δημιουργήσετε ένα αρχείο vCard από της εγγραφής Detail View. Μπορείτε να το αποθηκεύσετε στον τοπικό υπολογιστή σας για να το εισαγάγει σε άλλες εφαρμογές. </text:p>
          <text:p text:style-name="Text_20_body">Όταν δημιουργείτε επαφές σε ζάχαρη, ή την εισαγωγή τους από άλλη εφαρμογή, το σύστημα δημιουργεί αυτόματα μια vCard για αυτό. Μπορείτε επίσης να δημιουργήσετε ένα αρχείο vCard από της εγγραφής Detail View και να το αποθηκεύσετε στο Outlook ή στον τοπικό υπολογιστή σας. </text:p>
          <text:p text:style-name="P2">Για να εισαγάγετε ένα αρχείο vCard </text:p>
          <table:table table:name="Πίνακας14" table:style-name="Πίνακας14">
            <table:table-column table:style-name="Πίνακας14.A"/>
            <table:table-column table:style-name="Πίνακας14.B"/>
            <table:table-row>
              <table:table-cell table:style-name="Πίνακας14.A1" office:value-type="string">
                <text:p text:style-name="P4">1. </text:p>
              </table:table-cell>
              <table:table-cell table:style-name="Πίνακας14.A1" office:value-type="string">
                <text:p text:style-name="P4">Επιλέξτε <text:span text:style-name="T1">Δημιουργία από vCard</text:span> από τη γραμμή Δράσεις του καρτέλα Επαφές μονάδα. </text:p>
              </table:table-cell>
            </table:table-row>
          </table:table>
          <text:p text:style-name="P7">Αυτό εμφανίζει τη σελίδα Εισαγωγή vCard. </text:p>
          <table:table table:name="Πίνακας15" table:style-name="Πίνακας15">
            <table:table-column table:style-name="Πίνακας15.A"/>
            <table:table-column table:style-name="Πίνακας15.B"/>
            <table:table-row>
              <table:table-cell table:style-name="Πίνακας15.A1" office:value-type="string">
                <text:p text:style-name="P4">2. </text:p>
              </table:table-cell>
              <table:table-cell table:style-name="Πίνακας15.A1" office:value-type="string">
                <text:p text:style-name="P4">Κάντε κλικ στο κουμπί <text:span text:style-name="T1">Αναζήτηση</text:span> για να μεταβείτε στη θέση vCard στο τοπικό σύστημα αρχείων. </text:p>
              </table:table-cell>
            </table:table-row>
          </table:table>
          <table:table table:name="Πίνακας16" table:style-name="Πίνακας16">
            <table:table-column table:style-name="Πίνακας16.A"/>
            <table:table-column table:style-name="Πίνακας16.B"/>
            <table:table-row>
              <table:table-cell table:style-name="Πίνακας16.A1" office:value-type="string">
                <text:p text:style-name="P4">3. </text:p>
              </table:table-cell>
              <table:table-cell table:style-name="Πίνακας16.A1" office:value-type="string">
                <text:p text:style-name="P4">Επιλέξτε το αρχείο από τον τοπικό υπολογιστή σας και κάντε κλικ στο <text:span text:style-name="T1">Εισαγωγή vCard.</text:span> </text:p>
              </table:table-cell>
            </table:table-row>
          </table:table>
          <text:p text:style-name="P7">Αυτό εμφανίζει τη σελίδα Προβολή λεπτομερειών της επαφής που δημιουργήθηκε. </text:p>
          <table:table table:name="Πίνακας17" table:style-name="Πίνακας17">
            <table:table-column table:style-name="Πίνακας17.A"/>
            <table:table-column table:style-name="Πίνακας17.B"/>
            <table:table-row>
              <table:table-cell table:style-name="Πίνακας17.A1" office:value-type="string">
                <text:p text:style-name="P4">4. </text:p>
              </table:table-cell>
              <table:table-cell table:style-name="Πίνακας17.A1" office:value-type="string">
                <text:p text:style-name="P4">Κάντε κλικ στο εικονίδιο <text:span text:style-name="T1">vCard</text:span> που βρίσκεται στα δεξιά του ονόματος επαφής της επαφής Λεπτομέρεια Προβολή για να ανοίξετε το αρχείο vCard και να επεξεργαστείτε τις πληροφορίες. </text:p>
              </table:table-cell>
            </table:table-row>
          </table:table>
          <text:p text:style-name="P7">Για να επεξεργαστείτε ή να αποθηκεύσετε ένα vCard σε μια διαφορετική θέση </text:p>
          <table:table table:name="Πίνακας18" table:style-name="Πίνακας18">
            <table:table-column table:style-name="Πίνακας18.A"/>
            <table:table-column table:style-name="Πίνακας18.B"/>
            <table:table-row>
              <table:table-cell table:style-name="Πίνακας18.A1" office:value-type="string">
                <text:p text:style-name="P4">1. </text:p>
              </table:table-cell>
              <table:table-cell table:style-name="Πίνακας18.A1" office:value-type="string">
                <text:p text:style-name="P4">Κάντε κλικ στο εικονίδιο vCard που βρίσκεται δίπλα στο όνομα της επαφής της επαφής Detail View. </text:p>
              </table:table-cell>
            </table:table-row>
          </table:table>
          <text:p text:style-name="P7">Αυτό εμφανίζει ένα παράθυρο διαλόγου που σας ζητά να ανοίξετε ή να αποθηκεύσετε το αρχείο. </text:p>
          <table:table table:name="Πίνακας19" table:style-name="Πίνακας19">
            <table:table-column table:style-name="Πίνακας19.A"/>
            <table:table-column table:style-name="Πίνακας19.B"/>
            <table:table-row>
              <table:table-cell table:style-name="Πίνακας19.A1" office:value-type="string">
                <text:p text:style-name="P4">2. </text:p>
              </table:table-cell>
              <table:table-cell table:style-name="Πίνακας19.A1" office:value-type="string">
                <text:p text:style-name="P4">Για να επεξεργαστείτε το αρχείο vCard και να το αποθηκεύσετε στο φάκελο Επαφές του Outlook, ανοίξτε το αρχείο, να κάνει τις απαραίτητες αλλαγές και κάντε κλικ στο κουμπί Αποθήκευση? για να αποθηκεύσετε το αρχείο vCard στον τοπικό υπολογιστή σας, επιλέξτε Αποθήκευση ως. </text:p>
              </table:table-cell>
            </table:table-row>
          </table:table>
        </text:section>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fo:color="#e61718"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fo:color="#e61718"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fo:color="#e61718"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color="#e61718" style:font-name="Times New Roman" fo:font-size="12pt" fo:font-weight="bold" style:font-name-asian="WenQuanYi Micro Hei"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fo:color="#e61718" style:font-name="Times New Roman" fo:font-size="10pt" fo:font-weight="bold" style:font-name-asian="WenQuanYi Micro Hei"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color="#e61718" style:font-name="Times New Roman" fo:font-size="7pt" fo:font-weight="bold" style:font-name-asian="WenQuanYi Micro Hei" style:font-size-asian="7pt" style:font-weight-asian="bold" style:font-name-complex="Lohit Hindi"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acts - SugarCRM Support </dc:title>
    <meta:generator>LibreOffice/3.5$Linux_X86_64 LibreOffice_project/350m1$Build-2</meta:generator>
    <dc:date>2014-07-18T14:04:46</dc:date>
    <meta:editing-duration>PT3M3S</meta:editing-duration>
    <meta:editing-cycles>2</meta:editing-cycles>
    <meta:document-statistic meta:table-count="19" meta:image-count="0" meta:object-count="0" meta:page-count="1" meta:paragraph-count="50" meta:word-count="776" meta:character-count="5145" meta:non-whitespace-character-count="4369"/>
    <meta:user-defined meta:name=""/>
    <meta:user-defined meta:name="google-site-verification">Ty6_PWZJdO7A6jwnkYj1axry76GI1h-CuY81TrY9mbc</meta:user-defined>
    <meta:user-defined meta:name="viewport">width=device-width</meta:user-defined>
  </office:meta>
</office:document-meta>
</file>